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d856" officeooo:paragraph-rsid="0016d856"/>
    </style:style>
    <style:style style:name="P2" style:family="paragraph" style:parent-style-name="Standard">
      <style:text-properties officeooo:rsid="0018a304" officeooo:paragraph-rsid="0018a3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An application for permission to visit your industry.</text:p>
      <text:p text:style-name="P1"/>
      <text:p text:style-name="P1">Dear Sir,</text:p>
      <text:p text:style-name="P1"/>
      <text:p text:style-name="P1">With due respect, we would like to draw your kind attention to the following fact that, we are some regular students from the faculty of Computer Science and Engineering of Patuakhali Science and Technology University under the session 2021-22. In order to enhance our system analysis and designing skills, and as a part of our course code “CIT-221”, we would like to visit your industry and gain some knowledge about the practical workflow of a real system. We are aiming for learning the information system such as routing and background process through internet and opportunities for computer science students.</text:p>
      <text:p text:style-name="P1"/>
      <text:p text:style-name="P1">We therefore, hope that you would kindly grant us the permission to visit your industry, so that we can ….</text:p>
      <text:p text:style-name="P1"/>
      <text:p text:style-name="P2">Sincerely yours,</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19:51:54.831146962</meta:creation-date>
    <dc:date>2024-12-05T20:10:13.253464591</dc:date>
    <meta:editing-duration>PT5M22S</meta:editing-duration>
    <meta:editing-cycles>1</meta:editing-cycles>
    <meta:document-statistic meta:table-count="0" meta:image-count="0" meta:object-count="0" meta:page-count="1" meta:paragraph-count="6" meta:word-count="133" meta:character-count="809" meta:non-whitespace-character-count="682"/>
    <meta:generator>LibreOffice/24.8.3.2$Linux_X86_64 LibreOffice_project/480$Build-2</meta:generator>
  </office:meta>
</office:document-meta>
</file>